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fees Nastaleeq1" svg:font-family="'Nafees Nastaleeq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</office:font-face-decls>
  <office:automatic-styles>
    <style:style style:name="P1" style:family="paragraph" style:parent-style-name="Standard">
      <style:text-properties officeooo:rsid="0012aeb4" officeooo:paragraph-rsid="0012aeb4"/>
    </style:style>
    <style:style style:name="P2" style:family="paragraph" style:parent-style-name="Standard">
      <style:paragraph-properties fo:text-align="justify" style:justify-single-word="false"/>
      <style:text-properties officeooo:rsid="0012aeb4" officeooo:paragraph-rsid="0012aeb4"/>
    </style:style>
    <style:style style:name="P3" style:family="paragraph" style:parent-style-name="Standard">
      <style:text-properties officeooo:paragraph-rsid="0012aeb4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2aeb4"/>
    </style:style>
    <style:style style:name="T1" style:family="text">
      <style:text-properties officeooo:rsid="0012aeb4"/>
    </style:style>
    <style:style style:name="T2" style:family="text">
      <style:text-properties officeooo:rsid="001457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7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Subject: <text:span text:style-name="T3">Copy Right</text:span></text:p>
      <text:p text:style-name="P4"/>
      <text:p text:style-name="P5"><text:span text:style-name="T3">Pashto Academy, </text:span><text:span text:style-name="T4">University of </text:span><text:span text:style-name="T3">Peshawer</text:span> may translate all my books to Pukhto/Pashto and retain full rights to the publication and distribution of the <text:span text:style-name="T1">translations.</text:span> My original books shall remain Open Source and be available for others to use with full freedom, including freedom to translate them to Pukhto/Pashto.<text:line-break/><text:line-break/><text:line-break/></text:p>
      <text:p text:style-name="P3"><text:line-break/>Khalid Khan.</text:p>
      <text:p text:style-name="P1">(Assistant Professor)</text:p>
      <text:p text:style-name="P1">10-4-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fees Nastaleeq1" svg:font-family="'Nafees Nastaleeq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fees Nastaleeq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fees Nastaleeq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afees Nastaleeq" style:font-family-complex="'Nafees Nastaleeq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fees Nastaleeq1" style:font-family-complex="'Nafees Nastaleeq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fees Nastaleeq1" style:font-family-complex="'Nafees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fees Nastaleeq1" style:font-family-complex="'Nafees Nastaleeq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30:14.925250648</meta:creation-date>
    <dc:date>2017-04-10T13:35:21.786649652</dc:date>
    <meta:editing-duration>PT2M3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5" meta:word-count="56" meta:character-count="379" meta:non-whitespace-character-count="324"/>
  </office:meta>
</office:document-meta>
</file>